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d4b6"/>
    </style:style>
    <style:style style:name="P2" style:family="paragraph" style:parent-style-name="Standard">
      <style:text-properties fo:color="#c9211e" loext:opacity="100%" officeooo:rsid="000ed4b6" officeooo:paragraph-rsid="000ed4b6"/>
    </style:style>
    <style:style style:name="P3" style:family="paragraph" style:parent-style-name="Standard">
      <style:text-properties style:font-name="Arial" fo:font-size="14pt" officeooo:paragraph-rsid="000ed4b6" style:font-size-asian="14pt" style:font-name-complex="Arial1" style:font-size-complex="14pt"/>
    </style:style>
    <style:style style:name="P4" style:family="paragraph" style:parent-style-name="Standard">
      <style:text-properties fo:font-size="18pt" fo:font-weight="bold" officeooo:rsid="000ed4b6" officeooo:paragraph-rsid="000ed4b6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c9211e" loext:opacity="100%" fo:font-size="18pt" fo:font-weight="bold" officeooo:rsid="000ed4b6" officeooo:paragraph-rsid="000ed4b6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c9211e" loext:opacity="100%" fo:font-size="18pt" fo:font-weight="bold" officeooo:rsid="000ed4b6" officeooo:paragraph-rsid="000feb44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000000" loext:opacity="100%" fo:font-size="18pt" fo:font-weight="bold" officeooo:rsid="000ed4b6" officeooo:paragraph-rsid="000ed4b6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loext:opacity="100%" fo:font-size="18pt" fo:font-weight="bold" officeooo:rsid="000f771f" officeooo:paragraph-rsid="000f771f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loext:opacity="100%" fo:font-size="18pt" fo:font-weight="bold" officeooo:rsid="000feb44" officeooo:paragraph-rsid="000feb44" style:font-size-asian="18pt" style:font-weight-asian="bold" style:font-size-complex="18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ed4b6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f771f" style:font-size-asian="18pt" style:font-weight-asian="bold" style:font-size-complex="18pt" style:font-weight-complex="bold"/>
    </style:style>
    <style:style style:name="T4" style:family="text">
      <style:text-properties officeooo:rsid="000feb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nícius do Amaral Brunheroto</text:p>
      <text:p text:style-name="P3">Microprocessadores II</text:p>
      <text:p text:style-name="P3">Profº <text:tab/>Alexandro Baldassin</text:p>
      <text:p text:style-name="P3">Unesp RC</text:p>
      <text:p text:style-name="P1"/>
      <text:p text:style-name="P1"><text:span text:style-name="T1">LABORATÓRIO </text:span><text:span text:style-name="T2">5</text:span></text:p>
      <text:p text:style-name="P4"/>
      <text:p text:style-name="P4"/>
      <text:p text:style-name="P4"/>
      <text:p text:style-name="P5">P1. Por que para retornar da RTI e necessário usar a instrução eret ao invés da ret?</text:p>
      <text:p text:style-name="P7">Porque ao ir para o RTI, o hardware armazena o endereço de retorno no registrador R29, que é resgatado pela instrução eret, ao contrário do ret que resgata o valor de outro registrador (r31) que é o endereço de retorno quando se vai diretamente a uma subrotina.</text:p>
      <text:p text:style-name="P7"/>
      <text:p text:style-name="P7"/>
      <text:p text:style-name="P7"/>
      <text:p text:style-name="P5">P2. Por que para ler/escrever nos registradores de controle (ienable, ipending e status) e necess<text:span text:style-name="T4">ár</text:span>io</text:p>
      <text:p text:style-name="P5">usar instru<text:span text:style-name="T4">çõ</text:span>es especiais ( rdctl e wrctl) e n<text:span text:style-name="T4">ã</text:span>o s<text:span text:style-name="T4">ã</text:span>o v<text:span text:style-name="T4">á</text:span>lidas instru<text:span text:style-name="T4">çõ</text:span>es convencionais como add?</text:p>
      <text:p text:style-name="P9">Os registradores de controle são muito importantes e podem provocar grandes estragos no sistema caso sejam usados por pessoas más- intencionadas.</text:p>
      <text:p text:style-name="P9">Então como forma de limitar e restringir o uso a esses registradores, usam-se instruções especiais para poder manipulá-los.</text:p>
      <text:p text:style-name="P7"/>
      <text:p text:style-name="P7"/>
      <text:p text:style-name="P2"><text:span text:style-name="T1">P3. Cite uma desvantagem da interrup</text:span><text:span text:style-name="T3">çã</text:span><text:span text:style-name="T1">o quando comparado ao <text:s/>polling.</text:span></text:p>
      <text:p text:style-name="P8">A principal desvantagem da interrupção é a maior dificuldade em implementar o código e entender como a interrupção funciona por ser de forma assíncrona, sendo que o polling é <text:soft-page-break/>mais fácil de entender, de observar o passo-a-passo e possui iterações mais básicas dentro do código.</text:p>
      <text:p text:style-name="P8"/>
      <text:p text:style-name="P5">P4. Observe que sempre que uma interru<text:span text:style-name="T4">çã</text:span>o acontece e o programa salta para o enderec ̧o 0x20, o bit PIE </text:p>
      <text:p text:style-name="P6">do registrador status e automaticamente resetado. Qual o problema que poderia acontecer caso essa a<text:span text:style-name="T4">çã</text:span>o</text:p>
      <text:p text:style-name="P6">n<text:span text:style-name="T4">ã</text:span>o acontecesse?</text:p>
      <text:p text:style-name="P9">O bit PIE é resetado ao saltar para o endereço 0x20 para evitar entrar em outras interrupções enquanto estiver executando o pedido de uma interrupção específica.</text:p>
      <text:p text:style-name="P9">Se isso não ocorresse, o programa poderia entrar em outras interrupções ao estar executando uma interrupção e isso causaria perda de endereços, problemas na memória, entre outr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3T15:54:51.980000000</meta:creation-date>
    <dc:date>2021-06-14T12:01:19.270000000</dc:date>
    <meta:editing-duration>PT6H50M26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18" meta:word-count="292" meta:character-count="1813" meta:non-whitespace-character-count="1537"/>
  </office:meta>
</office:document-meta>
</file>